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.setBufferSize( int buf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onfigure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moveDirectory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tFileType( int fileType , int formatOrByt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lient.getDataConnec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initiateListPar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changeToPar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initiateListParsing( FTPFileEntryParser parser , String path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TPClient.__ini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.enterRemoteActiveMode( InetAddress host ,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Client.remoteStoreUniq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listFiles( FTPFileListParser parser , String path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Client.storeUniqueFil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appendFileStream( String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ompletePending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istFiles( FTPFileLis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istHel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__storeFileStream( int command , String remo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.storeFile( String remote , InputStream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_connectActio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.sendSiteCommand( String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name( String from ,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getStatus( String path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deleteFile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Passiv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.setData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.enterLocalAct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getSystem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listFiles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lis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__storeFile( int command , String remote , InputStream lo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TPClient.getPassiv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tParserFactory( FTPFileEntryParserFactory pars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enterRemotePassive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.listNames( String path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TPClient.allocate( int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reateFileList( String pathname , FTPFileEntry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.listFiles( String parserKey ,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send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moteRetriev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changeWorkingDirectory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istHelp( String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__parsePathname( String 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setFileStructure( int struc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Client.storeFileStream( String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F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.structureMount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initiateListParsing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.appendFile( String remote , InputStream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isRemoteVerific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trieveFile( String remote , OutputStream lo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TPClient.retrieveFileStream( String remo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.remoteStoreUniqu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printWorking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.login( String username , String password , String ac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.allocate( int bytes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tFileTransferMode( int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Client.lis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start( long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.storeUniqueFileStream( String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reateFileList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tRestartOffset( long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.setFileType( int fil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lient.initiateListParsing( String parserKey , String path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Client.remoteAppend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setRemoteVerification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moteStor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.login(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Client._openDataConnection_( int command , String ar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FTPClient.getRe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toreUniqueFile( InputStream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toreUniqueFile( String remote , InputStream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makeDirectory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__parsePassiveModeReply( String rep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TPClient.enterLocalPass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